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ix duplicate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table:style-name="ce2" office:value-type="string" calcext:value-type="string">
            <text:p>mix duplicat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Getafix</text:p>
          </table:table-cell>
          <table:table-cell table:style-name="ce2" office:value-type="string" calcext:value-type="string">
            <text:p>Getafix optimized(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AVERAGE([.B4:.B5])" office:value-type="float" office:value="2.7185" calcext:value-type="float">
            <text:p>2.719</text:p>
          </table:table-cell>
          <table:table-cell table:style-name="ce3" table:formula="of:=AVERAGE([.B15:.B16])" office:value-type="float" office:value="0.9825" calcext:value-type="float">
            <text:p>0.98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77" calcext:value-type="float">
            <text:p>2.777</text:p>
          </table:table-cell>
          <table:table-cell office:value-type="float" office:value="1.18" calcext:value-type="float">
            <text:p>1.18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AVERAGE([.B6:.B7])" office:value-type="float" office:value="44.728" calcext:value-type="float">
            <text:p>44.728</text:p>
          </table:table-cell>
          <table:table-cell table:style-name="ce3" table:formula="of:=AVERAGE([.B17:.B18])" office:value-type="float" office:value="3.719" calcext:value-type="float">
            <text:p>3.7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10min</text:p>
          </table:table-cell>
          <table:table-cell table:style-name="ce3" table:formula="of:=AVERAGE([.B19:.B20])" office:value-type="float" office:value="32.931" calcext:value-type="float">
            <text:p>32.93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776" calcext:value-type="float">
            <text:p>42.776</text:p>
          </table:table-cell>
          <table:table-cell office:value-type="float" office:value="34.18" calcext:value-type="float">
            <text:p>34.18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5" office:value-type="string" calcext:value-type="string">
            <text:p>Memory management library: error: mem_get_block: allocation fail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68" calcext:value-type="float">
            <text:p>46.68</text:p>
          </table:table-cell>
          <table:table-cell office:value-type="float" office:value="31.7" calcext:value-type="float">
            <text:p>31.7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terminates 1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3"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jMoped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6" calcext:value-type="float">
            <text:p>0.986</text:p>
          </table:table-cell>
          <table:table-cell office:value-type="float" office:value="0.4" calcext:value-type="float">
            <text:p>0.4</text:p>
          </table:table-cell>
          <table:table-cell table:formula="of:=AVERAGE([.B15:.B16])" office:value-type="float" office:value="0.9825" calcext:value-type="float">
            <text:p>0.9825</text:p>
          </table:table-cell>
          <table:table-cell table:formula="of:=AVERAGE([.C15:.C16])" office:value-type="float" office:value="0.375" calcext:value-type="float">
            <text:p>0.3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table:formula="of:=AVERAGE([.C4:.C5])" office:value-type="float" office:value="1.14" calcext:value-type="float">
            <text:p>1.14</text:p>
          </table:table-cell>
          <table:table-cell table:style-name="ce4" table:formula="of:=AVERAGE([.C15:.C16])" office:value-type="float" office:value="0.375" calcext:value-type="float">
            <text:p>0.38</text:p>
          </table:table-cell>
          <table:table-cell table:style-name="ce4"/>
          <table:table-cell table:number-columns-repeated="1014"/>
        </table:table-row>
        <table:table-row table:style-name="ro1">
          <table:table-cell/>
          <table:table-cell office:value-type="float" office:value="0.979" calcext:value-type="float">
            <text:p>0.979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4" table:formula="of:=AVERAGE([.C6:.C7])" office:value-type="float" office:value="32.94" calcext:value-type="float">
            <text:p>32.94</text:p>
          </table:table-cell>
          <table:table-cell table:style-name="ce4" table:formula="of:=AVERAGE([.C17:.C18])" office:value-type="float" office:value="0.63" calcext:value-type="float">
            <text:p>0.63</text:p>
          </table:table-cell>
          <table:table-cell table:style-name="ce4" table:formula="of:=[.I16]/[.I15]" office:value-type="float" office:value="1.68" calcext:value-type="float">
            <text:p>1.6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14" calcext:value-type="float">
            <text:p>3.714</text:p>
          </table:table-cell>
          <table:table-cell office:value-type="float" office:value="0.62" calcext:value-type="float">
            <text:p>0.62</text:p>
          </table:table-cell>
          <table:table-cell table:formula="of:=AVERAGE([.B17:.B18])" office:value-type="float" office:value="3.719" calcext:value-type="float">
            <text:p>3.719</text:p>
          </table:table-cell>
          <table:table-cell table:formula="of:=AVERAGE([.C17:.C18])" office:value-type="float" office:value="0.63" calcext:value-type="float">
            <text:p>0.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clipse terminates 1</text:p>
          </table:table-cell>
          <table:table-cell table:style-name="ce4" table:formula="of:=AVERAGE([.C19:.C20])" office:value-type="float" office:value="1.97" calcext:value-type="float">
            <text:p>1.97</text:p>
          </table:table-cell>
          <table:table-cell table:style-name="ce4" table:formula="of:=[.I17]/[.I16]" office:value-type="float" office:value="3.12698412698413" calcext:value-type="float">
            <text:p>3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724" calcext:value-type="float">
            <text:p>3.724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table:formula="of:=AVERAGE([.C21:.C22])" office:value-type="float" office:value="9.765" calcext:value-type="float">
            <text:p>9.77</text:p>
          </table:table-cell>
          <table:table-cell table:style-name="ce4" table:formula="of:=[.I18]/[.I17]" office:value-type="float" office:value="4.95685279187817" calcext:value-type="float">
            <text:p>4.9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62" calcext:value-type="float">
            <text:p>32.962</text:p>
          </table:table-cell>
          <table:table-cell office:value-type="float" office:value="1.88" calcext:value-type="float">
            <text:p>1.88</text:p>
          </table:table-cell>
          <table:table-cell table:formula="of:=AVERAGE([.B19:.B20])" office:value-type="float" office:value="32.931" calcext:value-type="float">
            <text:p>32.931</text:p>
          </table:table-cell>
          <table:table-cell table:formula="of:=AVERAGE([.C19:.C20])" office:value-type="float" office:value="1.97" calcext:value-type="float">
            <text:p>1.97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69.01" calcext:value-type="float">
            <text:p>69.01</text:p>
          </table:table-cell>
          <table:table-cell table:style-name="ce4" table:formula="of:=[.I19]/[.I18]" office:value-type="float" office:value="7.06707629288275" calcext:value-type="float">
            <text:p>7.0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.9" calcext:value-type="float">
            <text:p>32.9</text:p>
          </table:table-cell>
          <table:table-cell office:value-type="float" office:value="2.06" calcext:value-type="float">
            <text:p>2.06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eclipse terminates 1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mory management library: error: mem_get_block: allocation failed</text:p>
          </table:table-cell>
          <table:table-cell office:value-type="float" office:value="9.67" calcext:value-type="float">
            <text:p>9.67</text:p>
          </table:table-cell>
          <table:table-cell table:formula="of:=AVERAGE([.B21:.B22])" office:value-type="string" office:string-value="" calcext:value-type="error">
            <text:p>#DIV/0!</text:p>
          </table:table-cell>
          <table:table-cell table:formula="of:=AVERAGE([.C21:.C22])" office:value-type="float" office:value="9.765" calcext:value-type="float">
            <text:p>9.7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.86" calcext:value-type="float">
            <text:p>9.8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0.44" calcext:value-type="float">
            <text:p>70.44</text:p>
          </table:table-cell>
          <table:table-cell/>
          <table:table-cell table:formula="of:=AVERAGE([.C23:.C24])" office:value-type="float" office:value="69.01" calcext:value-type="float">
            <text:p>69.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7.58" calcext:value-type="float">
            <text:p>67.5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vm terminated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0:47:2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0:52:11.640000000</dc:date>
    <meta:editing-duration>PT8H10M25S</meta:editing-duration>
    <meta:editing-cycles>78</meta:editing-cycles>
    <meta:generator>LibreOffice/4.2.5.2$Windows_x86 LibreOffice_project/61cb170a04bb1f12e77c884eab9192be736ec5f5</meta:generator>
    <meta:document-statistic meta:table-count="1" meta:cell-count="95" meta:object-count="0"/>
  </office:meta>
</office:document-meta>
</file>